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Symbols" svg:font-family="'Noto Sans Symbol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margin-left="0cm" fo:text-indent="-0.004cm" style:auto-text-indent="false" style:page-number="1"/>
    </style:style>
    <style:style style:name="P2" style:family="paragraph" style:parent-style-name="Standard">
      <style:paragraph-properties fo:margin-left="0cm" fo:text-indent="-0.004cm" style:auto-text-indent="false"/>
      <style:text-properties style:font-name="Calibri1" fo:font-size="11pt" style:font-name-asian="Calibri2" style:font-size-asian="11pt" style:font-name-complex="Calibri2" style:font-size-complex="11pt"/>
    </style:style>
    <style:style style:name="P3" style:family="paragraph" style:parent-style-name="Standard">
      <style:paragraph-properties fo:margin-left="0cm" fo:line-height="100%" fo:text-indent="-0.004cm" style:auto-text-indent="false"/>
    </style:style>
    <style:style style:name="P4" style:family="paragraph" style:parent-style-name="Standard">
      <style:paragraph-properties fo:margin-left="0cm" fo:text-indent="-0.004cm" style:auto-text-indent="false"/>
      <style:text-properties style:font-name="Calibri1" fo:font-size="11pt" fo:language="es" fo:country="ES" style:font-name-asian="Calibri2" style:font-size-asian="11pt" style:font-name-complex="Calibri2" style:font-size-complex="11pt"/>
    </style:style>
    <style:style style:name="P5" style:family="paragraph" style:parent-style-name="Standard">
      <style:paragraph-properties fo:margin-left="0cm" fo:text-indent="0cm" style:auto-text-indent="false"/>
    </style:style>
    <style:style style:name="P6" style:family="paragraph" style:parent-style-name="Standard">
      <style:paragraph-properties fo:margin-left="0cm" fo:text-indent="0cm" style:auto-text-indent="false"/>
      <style:text-properties style:font-name="Calibri1" fo:font-size="11pt" style:font-name-asian="Calibri2" style:font-size-asian="11pt" style:font-name-complex="Calibri2" style:font-size-complex="11pt"/>
    </style:style>
    <style:style style:name="P7" style:family="paragraph" style:parent-style-name="Standard">
      <style:paragraph-properties fo:margin-left="0cm" fo:text-indent="-0.004cm" style:auto-text-indent="false"/>
    </style:style>
    <style:style style:name="P8" style:family="paragraph" style:parent-style-name="List_20_Paragraph" style:list-style-name="WWNum4"/>
    <style:style style:name="P9" style:family="paragraph" style:parent-style-name="List_20_Paragraph" style:list-style-name="WWNum5"/>
    <style:style style:name="P10" style:family="paragraph" style:parent-style-name="Standard">
      <style:paragraph-properties fo:margin-left="0cm" fo:line-height="100%" fo:hyphenation-ladder-count="no-limit" fo:hyphenation-keep="page" loext:hyphenation-keep-type="column" fo:text-indent="0cm" style:auto-text-indent="false" style:vertical-align="auto"/>
      <style:text-properties style:font-name="Calibri1" fo:font-size="11pt" style:font-name-asian="Calibri2" style:font-size-asian="11pt" style:font-name-complex="Calibri2" style:font-size-complex="11pt" fo:hyphenate="true" fo:hyphenation-remain-char-count="2" fo:hyphenation-push-char-count="2" loext:hyphenation-no-caps="false" loext:hyphenation-no-last-word="false" loext:hyphenation-word-char-count="5" loext:hyphenation-zone="no-limit"/>
    </style:style>
    <style:style style:name="P11" style:family="paragraph" style:parent-style-name="Standard">
      <style:paragraph-properties fo:margin-left="0cm" fo:margin-top="0cm" fo:margin-bottom="0cm" style:contextual-spacing="false" fo:text-indent="-0.004cm" style:auto-text-indent="false" fo:break-before="page"/>
    </style:style>
    <style:style style:name="P12" style:family="paragraph" style:parent-style-name="List_20_Paragraph" style:list-style-name="WWNum7"/>
    <style:style style:name="P13" style:family="paragraph" style:parent-style-name="Standard">
      <style:paragraph-properties fo:margin-left="1.27cm" fo:text-indent="0cm" style:auto-text-indent="false"/>
    </style:style>
    <style:style style:name="P14" style:family="paragraph" style:parent-style-name="Standard">
      <style:paragraph-properties fo:margin-left="0cm" fo:text-indent="-0.004cm" style:auto-text-indent="false"/>
      <style:text-properties style:font-name="Calibri" fo:font-size="11pt" style:font-size-asian="11pt" style:font-name-complex="Calibri2" style:font-size-complex="11pt"/>
    </style:style>
    <style:style style:name="T1" style:family="text">
      <style:text-properties style:font-name="Calibri1" fo:font-size="11pt" style:font-name-asian="Calibri2" style:font-size-asian="11pt" style:font-name-complex="Calibri2" style:font-size-complex="11pt"/>
    </style:style>
    <style:style style:name="T2" style:family="text">
      <style:text-properties style:font-name="Calibri" fo:font-size="11pt" fo:language="es" fo:country="ES" style:font-size-asian="11pt" style:font-name-complex="Calibri2" style:font-size-complex="11pt"/>
    </style:style>
    <style:style style:name="T3" style:family="text">
      <style:text-properties style:font-name="Calibri" fo:font-size="11pt" fo:language="es" fo:country="ES" fo:font-weight="bold" style:font-size-asian="11pt" style:font-weight-asian="bold" style:font-name-complex="Calibri2" style:font-size-complex="11pt"/>
    </style:style>
    <style:style style:name="T4" style:family="text">
      <style:text-properties style:font-name="Calibri1" fo:font-size="11pt" fo:language="es" fo:country="ES" style:font-name-asian="Calibri2" style:font-size-asian="11pt" style:font-name-complex="Calibri2" style:font-size-complex="11pt"/>
    </style:style>
    <style:style style:name="T5" style:family="text">
      <style:text-properties style:font-name="Calibri1" fo:font-size="11pt" fo:font-weight="bold" style:font-name-asian="Calibri2" style:font-size-asian="11pt" style:font-weight-asian="bold" style:font-name-complex="Calibri2" style:font-size-complex="11pt"/>
    </style:style>
    <style:style style:name="T6" style:family="text">
      <style:text-properties style:font-name="Calibri1" fo:font-size="11pt" fo:font-style="italic" style:font-name-asian="Calibri2" style:font-size-asian="11pt" style:font-style-asian="italic" style:font-name-complex="Calibri2" style:font-size-complex="11pt"/>
    </style:style>
    <style:style style:name="T7" style:family="text">
      <style:text-properties style:font-name="Calibri" fo:font-size="11pt" style:font-size-asian="11pt" style:font-name-complex="Calibri2"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loext:marker-style-name="T1"><text:span text:style-name="T1">Desarrollar un sistema utilizando las estructuras de datos y TADs que correspondan y una adecuada interfaz con el usuario. La complejidad del proyecto y las entregas incrementales deberán ser adecuadas al problema propuesto y consensuadas con la cátedra.</text:span><text:span text:style-name="T1"/></text:h>
      <text:h text:style-name="P2" text:outline-level="1" loext:marker-style-name="T1"/>
      <text:h text:style-name="P3" text:outline-level="1" loext:marker-style-name="T2"><text:span text:style-name="T3">Simulación de líneas de colectivos urbanas:</text:span><text:span text:style-name="T2"> </text:span></text:h>
      <text:h text:style-name="P3" text:outline-level="1" loext:marker-style-name="T2"><text:span text:style-name="T2">Desarrollar un sistema </text:span><text:span text:style-name="T2">para simular el funcionamiento de líneas de colectivos urbanos.</text:span></text:h>
      <text:h text:style-name="P4" text:outline-level="1" loext:marker-style-name="T4"/>
      <text:h text:style-name="P5" text:outline-level="1" loext:marker-style-name="T1"><text:span text:style-name="T5">Incremento 1: </text:span><text:span text:style-name="T1">Inicialmente, se debe cargar la información correspondiente a las líneas y paradas que modelan la red de colectivos. Los mismos son cargados desde archivos de texto. Para correr la simulación se deben generar los pasajeros distribuidos en las distintas paradas y un colectivo por línea que realiza un solo recorrido por la misma. Para cada colectivo mostrar las paradas por la que va pasando y los pasajeros que suben y bajan en cada parada.</text:span></text:h>
      <text:h text:style-name="P6" text:outline-level="1" loext:marker-style-name="T1"/>
      <text:h text:style-name="P5" text:outline-level="1" loext:marker-style-name="T1"><text:span text:style-name="T5">Incremento 2: </text:span><text:span text:style-name="T1">Agregar a la simulación la posibilidad de que cada colectivo haga más de un recorrido dentro de su línea. Cada colectivo tiene una capacidad máxima de pasajeros que puede transportar. Puede darse el caso que queden pasajeros esperando en la parada al próximo colectivo, si el que llega a la parada completa antes su capacidad. También agregar a la simulación el cálculo del </text:span><text:span text:style-name="T6">índice de satisfacción del cliente</text:span><text:span text:style-name="T1"> y de </text:span><text:span text:style-name="T6">ocupación promedio de los colectivos</text:span><text:span text:style-name="T1"> (ver anexos). Junto con la aplicación entregar toda la documentación solicitada.</text:span></text:h>
      <text:h text:style-name="P6" text:outline-level="1" loext:marker-style-name="T1"/>
      <text:h text:style-name="P6" text:outline-level="1" loext:marker-style-name="T1"/>
      <text:h text:style-name="P7" text:outline-level="1" loext:marker-style-name="T1"><text:span text:style-name="T5">Condiciones del desarrollo del laboratorio:</text:span><text:span text:style-name="T5"/></text:h>
      <text:list text:style-name="WWNum4">
        <text:list-item>
          <text:h text:style-name="P8" text:outline-level="1" loext:marker-style-name="T1"><text:span text:style-name="T1">Trabajo individual</text:span><text:span text:style-name="T1"/></text:h>
        </text:list-item>
        <text:list-item>
          <text:h text:style-name="P8" text:outline-level="1" loext:marker-style-name="T1"><text:span text:style-name="T1">Envío al sitio de la materia</text:span><text:span text:style-name="T1"/></text:h>
        </text:list-item>
        <text:list-item>
          <text:h text:style-name="P8" text:outline-level="1" loext:marker-style-name="T1"><text:span text:style-name="T1">Consultas: clases prácticas </text:span><text:span text:style-name="T1"/></text:h>
        </text:list-item>
        <text:list-item>
          <text:h text:style-name="P8" text:outline-level="1" loext:marker-style-name="T1"><text:span text:style-name="T1">Desarrollo: horario extra clase</text:span><text:span text:style-name="T1"/></text:h>
        </text:list-item>
      </text:list>
      <text:h text:style-name="P2" text:outline-level="1" loext:marker-style-name="T1"/>
      <text:h text:style-name="P7" text:outline-level="1" loext:marker-style-name="T1"><text:span text:style-name="T5">Condiciones de la presentación:</text:span><text:span text:style-name="T5"/></text:h>
      <text:list text:style-name="WWNum5">
        <text:list-item>
          <text:h text:style-name="P9" text:outline-level="1" loext:marker-style-name="T1"><text:span text:style-name="T1">Introducción </text:span><text:span text:style-name="T1"/></text:h>
        </text:list-item>
        <text:list-item>
          <text:h text:style-name="P9" text:outline-level="1" loext:marker-style-name="T1"><text:span text:style-name="T1">Planteo del problema</text:span><text:span text:style-name="T1"/></text:h>
        </text:list-item>
        <text:list-item>
          <text:h text:style-name="P9" text:outline-level="1" loext:marker-style-name="T1"><text:span text:style-name="T1">Análisis de las estructuras seleccionadas </text:span><text:span text:style-name="T1"/></text:h>
        </text:list-item>
        <text:list-item>
          <text:h text:style-name="P9" text:outline-level="1" loext:marker-style-name="T1"><text:span text:style-name="T1">Diagrama de clases</text:span><text:span text:style-name="T1"/></text:h>
        </text:list-item>
        <text:list-item>
          <text:h text:style-name="P9" text:outline-level="1" loext:marker-style-name="T1"><text:span text:style-name="T1">Implementación de la solución</text:span><text:span text:style-name="T1"/></text:h>
        </text:list-item>
        <text:list-item>
          <text:h text:style-name="P9" text:outline-level="1" loext:marker-style-name="T1"><text:span text:style-name="T1">Manual de funcionamiento (ingreso de datos, pruebas, resultados de salida)</text:span><text:span text:style-name="T1"/></text:h>
        </text:list-item>
        <text:list-item>
          <text:h text:style-name="P9" text:outline-level="1" loext:marker-style-name="T1"><text:span text:style-name="T1">Errores detectados (si existe algún error y bajo qué condiciones se produce)</text:span><text:span text:style-name="T1"/></text:h>
        </text:list-item>
        <text:list-item>
          <text:h text:style-name="P9" text:outline-level="1" loext:marker-style-name="T1"><text:span text:style-name="T1">Lotes de prueba</text:span><text:span text:style-name="T1"/></text:h>
        </text:list-item>
        <text:list-item>
          <text:h text:style-name="P9" text:outline-level="1" loext:marker-style-name="T1"><text:span text:style-name="T1">Posibles mejoras y extensiones</text:span><text:span text:style-name="T1"/></text:h>
        </text:list-item>
        <text:list-item>
          <text:h text:style-name="P9" text:outline-level="1" loext:marker-style-name="T1"><text:span text:style-name="T1">Conclusiones</text:span><text:span text:style-name="T1"/></text:h>
        </text:list-item>
      </text:list>
      <text:h text:style-name="P2" text:outline-level="1" loext:marker-style-name="T1"/>
      <text:h text:style-name="P7" text:outline-level="1" loext:marker-style-name="T1"><text:span text:style-name="T5">Fechas de presentación:</text:span><text:span text:style-name="T5"/></text:h>
      <text:list text:continue-numbering="true" text:style-name="WWNum5">
        <text:list-item>
          <text:h text:style-name="P9" text:outline-level="1" loext:marker-style-name="T1"><text:span text:style-name="T1">Primera Presentación (Incremento 1): 11/06/25</text:span><text:span text:style-name="T1"/></text:h>
        </text:list-item>
        <text:list-item>
          <text:h text:style-name="P9" text:outline-level="1" loext:marker-style-name="T1"><text:span text:style-name="T1">Presentación Final (Incremento 2): 24/06/25</text:span><text:span text:style-name="T1"/></text:h>
        </text:list-item>
      </text:list>
      <text:p text:style-name="P10" loext:marker-style-name="T1"/>
      <text:h text:style-name="P11" text:outline-level="1" loext:marker-style-name="T1"><text:span text:style-name="T5">Anexo I -</text:span><text:span text:style-name="T1"> Índice de satisfacción del cliente</text:span></text:h>
      <text:h text:style-name="P6" text:outline-level="1" loext:marker-style-name="T1"/>
      <text:h text:style-name="P5" text:outline-level="1" loext:marker-style-name="T1"><text:span text:style-name="T1">Cada pasajero evalúa el servicio según la siguiente escala:</text:span><text:span text:style-name="T1"/></text:h>
      <text:h text:style-name="P6" text:outline-level="1" loext:marker-style-name="T1"/>
      <text:list text:style-name="WWNum7">
        <text:list-item>
          <text:h text:style-name="P12" text:outline-level="1" loext:marker-style-name="T1"><text:span text:style-name="T1">Calificación 5: (Muy bueno) Subió en el primer colectivo que pasó por la parada. Consiguió asiento.</text:span><text:span text:style-name="T1"/></text:h>
        </text:list-item>
        <text:list-item>
          <text:h text:style-name="P12" text:outline-level="1" loext:marker-style-name="T1"><text:span text:style-name="T1">Calificación 4 (Bueno) Subió en el primer colectivo que pasó por la parada. Viajó parado.</text:span><text:span text:style-name="T1"/></text:h>
        </text:list-item>
        <text:list-item>
          <text:h text:style-name="P12" text:outline-level="1" loext:marker-style-name="T1"><text:span text:style-name="T1">Calificación 3: (Regular) Tuvo que esperar el segundo colectivo para poder subir. (El primero estaba lleno).</text:span><text:span text:style-name="T1"/></text:h>
        </text:list-item>
        <text:list-item>
          <text:h text:style-name="P12" text:outline-level="1" loext:marker-style-name="T1"><text:span text:style-name="T1">Calificación 2: (Malo) Tuvo que esperar más de dos colectivos para poder subir. </text:span><text:span text:style-name="T1"/></text:h>
        </text:list-item>
        <text:list-item>
          <text:h text:style-name="P12" text:outline-level="1" loext:marker-style-name="T1"><text:span text:style-name="T1">Calificación 1: (Muy malo</text:span><text:bookmark text:name="_GoBack"/><text:span text:style-name="T1">) No pudo subir a ningún colectivo.</text:span><text:span text:style-name="T1"/></text:h>
        </text:list-item>
      </text:list>
      <text:h text:style-name="P6" text:outline-level="1" loext:marker-style-name="T1"/>
      <text:h text:style-name="P5" text:outline-level="1" loext:marker-style-name="T1"><text:span text:style-name="T1">El índice se calcula como la suma de las calificaciones dividido la cantidad de pasajeros por la máxima calificación. Por ejemplo:</text:span><text:span text:style-name="T1"/></text:h>
      <text:h text:style-name="P6" text:outline-level="1" loext:marker-style-name="T1"/>
      <text:h text:style-name="P13" text:outline-level="1" loext:marker-style-name="T1"><text:span text:style-name="T1">20 pasajeros calificaron con 5 el servicio</text:span><text:span text:style-name="T1"/></text:h>
      <text:h text:style-name="P13" text:outline-level="1" loext:marker-style-name="T1"><text:span text:style-name="T1">40 pasajeros calificaron con 4 el servicio</text:span><text:span text:style-name="T1"/></text:h>
      <text:h text:style-name="P13" text:outline-level="1" loext:marker-style-name="T1"><text:span text:style-name="T1">15 pasajeros calificaron con 3 el servicio</text:span><text:span text:style-name="T1"/></text:h>
      <text:h text:style-name="P13" text:outline-level="1" loext:marker-style-name="T1"><text:span text:style-name="T1">10 pasajeros calificaron con 2 el servicio</text:span><text:span text:style-name="T1"/></text:h>
      <text:h text:style-name="P13" text:outline-level="1" loext:marker-style-name="T1"><text:span text:style-name="T1">15 pasajeros calificaron con 1 el servicio</text:span><text:span text:style-name="T1"/></text:h>
      <text:h text:style-name="P6" text:outline-level="1" loext:marker-style-name="T1"/>
      <text:h text:style-name="P5" text:outline-level="1" loext:marker-style-name="T1"><text:span text:style-name="T1">El índice de satisfacción es: (20 * 5 + 40 * 4 + 15 * 3 + 10 * 2 + 15 * 1) / (100 * 5) = 0.68</text:span><text:span text:style-name="T1"/></text:h>
      <text:h text:style-name="P6" text:outline-level="1" loext:marker-style-name="T1"/>
      <text:h text:style-name="P5" text:outline-level="1" loext:marker-style-name="T1"><text:span text:style-name="T5">Anexo II –</text:span><text:span text:style-name="T1"> Ocupación promedio de los colectivos</text:span></text:h>
      <text:h text:style-name="P6" text:outline-level="1" loext:marker-style-name="T1"/>
      <text:h text:style-name="P7" text:outline-level="1" loext:marker-style-name="T7"><text:span text:style-name="T7">La ocupación se calcula para cada línea y por cada colectivo. Para ello se calcula el promedio de ocupación por tramo teniendo en cuenta la cantidad total de pasajeros que puede transportar el colectivo y la cantidad de pasajeros que lleva. Por ejemplo:</text:span><text:span text:style-name="T7"/></text:h>
      <text:h text:style-name="P14" text:outline-level="1" loext:marker-style-name="T7"/>
      <text:h text:style-name="P7" text:outline-level="1" loext:marker-style-name="T7"><text:span text:style-name="T7">Colectivo C1 puede transportar 30 pasajeros como máximo y recorre las paradas P1, P2, P3 y P4.</text:span><text:span text:style-name="T7"/></text:h>
      <text:h text:style-name="P14" text:outline-level="1" loext:marker-style-name="T7"/>
      <text:h text:style-name="P13" text:outline-level="1" loext:marker-style-name="T1"><text:span text:style-name="T1">Colectivo C1 transporta 20 pasajeros desde la parada P1 hasta la parada P2</text:span><text:span text:style-name="T1"/></text:h>
      <text:h text:style-name="P13" text:outline-level="1" loext:marker-style-name="T1"><text:span text:style-name="T1">Colectivo C1 transporta 30 pasajeros desde la parada P2 hasta la parada P3</text:span><text:span text:style-name="T1"/></text:h>
      <text:h text:style-name="P13" text:outline-level="1" loext:marker-style-name="T1"><text:span text:style-name="T1">Colectivo C1 transporta 10 pasajeros desde la parada P3 hasta la parada P4</text:span><text:span text:style-name="T1"/></text:h>
      <text:h text:style-name="P14" text:outline-level="1" loext:marker-style-name="T7"/>
      <text:h text:style-name="P7" text:outline-level="1" loext:marker-style-name="T7"><text:span text:style-name="T7">Promedio de ocupación: = (20 / 30 + 30 / 30 + 10 / 30) / 3 = 0.66</text:span><text:span text:style-name="T7"/></text:h>
      <text:h text:style-name="P6" text:outline-level="1" loext:marker-style-name="T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Symbols" svg:font-family="'Noto Sans Symbol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s" fo:country="AR" style:letter-kerning="false" style:font-name-asian="Times New Roman1" style:font-size-asian="12pt" style:language-asian="es" style:country-asian="AR" style:font-name-complex="Times New Roman1"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Times New Roman" fo:font-size="12pt" fo:language="es" fo:country="AR" style:letter-kerning="false" style:font-name-asian="Times New Roman1" style:font-size-asian="12pt" style:language-asian="es" style:country-asian="AR" style:font-name-complex="Times New Roman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paragraph-properties fo:margin-left="-0.002cm" fo:margin-top="0cm" fo:margin-bottom="0cm" style:contextual-spacing="false" style:line-height-at-least="0.002cm" fo:text-align="start" style:justify-single-word="false" fo:orphans="2" fo:widows="2" fo:hyphenation-ladder-count="no-limit" fo:hyphenation-keep="auto" loext:hyphenation-keep-type="column" fo:text-indent="-0.002cm" style:auto-text-indent="false" style:vertical-align="top" style:writing-mode="lr-tb"/>
      <style:text-properties style:text-position="-4% 100%" style:language-asian="es" style:country-asian="ES"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class="chapter">
      <style:paragraph-properties fo:margin-top="0.847cm" fo:margin-bottom="0.212cm"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chapter">
      <style:paragraph-properties fo:margin-top="0.635cm" fo:margin-bottom="0.141cm"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default-outline-level="3" style:list-style-name="" style:class="chapter">
      <style:paragraph-properties fo:margin-top="0.494cm" fo:margin-bottom="0.494cm" style:contextual-spacing="false"/>
      <style:text-properties fo:font-size="13.5pt" fo:font-weight="bold" style:font-size-asian="13.5pt" style:font-weight-asian="bold" style:font-size-complex="13.5pt" style:font-weight-complex="bold"/>
    </style:style>
    <style:style style:name="Heading_20_4" style:display-name="Heading 4" style:family="paragraph" style:parent-style-name="Standard" style:next-style-name="Standard" style:default-outline-level="4" style:list-style-name="" style:class="chapter">
      <style:paragraph-properties fo:margin-top="0.423cm" fo:margin-bottom="0.071cm" style:contextual-spacing="false" fo:keep-together="always"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chapter">
      <style:paragraph-properties fo:margin-top="0.388cm" fo:margin-bottom="0.071cm" style: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chapter">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Normal_20__28_Web_29_" style:display-name="Normal (Web)" style:family="paragraph" style:parent-style-name="Standard">
      <style:paragraph-properties fo:margin-top="0.494cm" fo:margin-bottom="0.494cm" style:contextual-spacing="false"/>
    </style:style>
    <style:style style:name="List_20_Paragraph" style:display-name="List Paragraph" style:family="paragraph" style:parent-style-name="Standard">
      <style:paragraph-properties fo:margin-left="1.249cm"/>
    </style:style>
    <style:style style:name="Subtitle" style:family="paragraph" style:parent-style-name="Standard" style:nex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Internet_20_link" style:display-name="Internet link" style:family="text">
      <style:text-properties fo:color="#0000ff" loext:opacity="100%" style:text-position="0% 100%" style:text-underline-style="solid" style:text-underline-width="auto" style:text-underline-color="font-color" style:text-blinking="false" style:text-emphasize="none" style:text-scale="100%"/>
    </style:style>
    <style:style style:name="apple-converted-space" style:family="text" style:parent-style-name="Default_20_Paragraph_20_Font">
      <style:text-properties style:text-position="0% 100%" style:text-blinking="false" style:text-emphasize="none" style:text-scale="100%"/>
    </style:style>
    <style:style style:name="dateicon-month" style:family="text" style:parent-style-name="Default_20_Paragraph_20_Font">
      <style:text-properties style:text-position="0% 100%" style:text-blinking="false" style:text-emphasize="none" style:text-scale="100%"/>
    </style:style>
    <style:style style:name="dateicon-day" style:family="text" style:parent-style-name="Default_20_Paragraph_20_Font">
      <style:text-properties style:text-position="0% 100%" style:text-blinking="false" style:text-emphasize="none" style:text-scale="100%"/>
    </style:style>
    <style:style style:name="dateicon-years" style:family="text" style:parent-style-name="Default_20_Paragraph_20_Font">
      <style:text-properties style:text-position="0% 100%" style:text-blinking="false" style:text-emphasize="none" style:text-scale="100%"/>
    </style:style>
    <style:style style:name="HTML_20_Cite" style:display-name="HTML Cite" style:family="text">
      <style:text-properties style:text-position="0% 100%" fo:font-style="italic" style:text-blinking="false" style:font-style-asian="italic" style:font-style-complex="italic" style:text-emphasize="none" style:text-scale="100%"/>
    </style:style>
    <style:style style:name="Emphasis" style:family="text">
      <style:text-properties style:text-position="0% 100%" fo:font-style="italic" style:text-blinking="false" style:font-style-asian="italic" style:font-style-complex="italic" style:text-emphasize="none" style:text-scale="10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position="0% 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 style:display-name="ListLabel 11"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text-position="0% 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 style:display-name="ListLabel 13" style:family="text">
      <style:text-properties style:text-position="0% 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 style:display-name="ListLabel 14"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text-position="0% 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6" style:display-name="ListLabel 16" style:family="text">
      <style:text-properties style:text-position="0% 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7" style:display-name="ListLabel 17"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text-position="0% 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9" style:display-name="ListLabel 19" style:family="text">
      <style:text-properties style:font-name="Times New Roman" fo:font-family="'Times New Roman'" style:font-family-generic="roman" style:font-pitch="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Times New Roman" fo:font-family="'Times New Roman'" style:font-family-generic="roman" style:font-pitch="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Times New Roman" fo:font-family="'Times New Roman'" style:font-family-generic="roman" style:font-pitch="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Times New Roman" fo:font-family="'Times New Roman'" style:font-family-generic="roman" style:font-pitch="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Times New Roman" fo:font-family="'Times New Roman'" style:font-family-generic="roman" style:font-pitch="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Times New Roman" fo:font-family="'Times New Roman'" style:font-family-generic="roman" style:font-pitch="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Times New Roman" fo:font-family="'Times New Roman'" style:font-family-generic="roman" style:font-pitch="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Times New Roman" fo:font-family="'Times New Roman'" style:font-family-generic="roman" style:font-pitch="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Times New Roman" fo:font-family="'Times New Roman'" style:font-family-generic="roman" style:font-pitch="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Times New Roman" fo:font-family="'Times New Roman'" style:font-family-generic="roman" style:font-pitch="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Times New Roman" fo:font-family="'Times New Roman'" style:font-family-generic="roman" style:font-pitch="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Times New Roman" fo:font-family="'Times New Roman'" style:font-family-generic="roman" style:font-pitch="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Times New Roman" fo:font-family="'Times New Roman'" style:font-family-generic="roman" style:font-pitch="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Times New Roman" fo:font-family="'Times New Roman'" style:font-family-generic="roman" style:font-pitch="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Times New Roman" fo:font-family="'Times New Roman'" style:font-family-generic="roman" style:font-pitch="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style:font-style-name="Regular"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style:font-style-name="Regular"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style:font-style-name="Regular"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Standard">
      <style:paragraph-properties fo:margin-left="0cm" fo:line-height="100%" fo:text-indent="-0.004cm" style:auto-text-indent="false" fo:padding="0cm" fo:border="none" style:shadow="none" style:join-border="false">
        <style:tab-stops>
          <style:tab-stop style:position="7.795cm" style:type="center"/>
          <style:tab-stop style:position="15.589cm" style:type="right"/>
        </style:tab-stops>
      </style:paragraph-properties>
    </style:style>
    <style:style style:name="MP2" style:family="paragraph" style:parent-style-name="Standard">
      <style:paragraph-properties fo:margin-left="0cm" fo:line-height="100%" fo:text-indent="-0.004cm" style:auto-text-indent="false" fo:padding="0cm" fo:border="none" style:shadow="none" style:join-border="false">
        <style:tab-stops>
          <style:tab-stop style:position="7.795cm" style:type="center"/>
          <style:tab-stop style:position="15.589cm" style:type="right"/>
        </style:tab-stops>
      </style:paragraph-properties>
      <style:text-properties fo:color="#000000" loext:opacity="100%" style:font-name="Arial" style:font-name-asian="Arial1" style:font-name-complex="Arial1"/>
    </style:style>
    <style:style style:name="MP3" style:family="paragraph" style:parent-style-name="Standard">
      <style:paragraph-properties fo:margin-left="0cm" fo:line-height="100%" fo:text-align="center" style:justify-single-word="false" fo:text-indent="-0.004cm" style:auto-text-indent="false" fo:padding-left="0.141cm" fo:padding-right="0.141cm" fo:padding-top="0cm" fo:padding-bottom="0.035cm" fo:border-left="0.51pt solid #000000" fo:border-right="0.51pt solid #000000" fo:border-top="none" fo:border-bottom="none" style:shadow="none" style:join-border="false">
        <style:tab-stops>
          <style:tab-stop style:position="7.795cm" style:type="center"/>
          <style:tab-stop style:position="15.589cm" style:type="right"/>
        </style:tab-stops>
      </style:paragraph-properties>
      <style:text-properties fo:color="#000000" loext:opacity="100%" style:font-name="Arial" style:font-name-asian="Arial1" style:font-name-complex="Arial1"/>
    </style:style>
    <style:style style:name="MP4" style:family="paragraph" style:parent-style-name="Standard">
      <style:paragraph-properties fo:margin-left="0cm" fo:line-height="100%" fo:text-align="center" style:justify-single-word="false" fo:text-indent="-0.004cm" style:auto-text-indent="false" fo:padding-left="0.141cm" fo:padding-right="0.141cm" fo:padding-top="0cm" fo:padding-bottom="0.035cm" fo:border-left="0.51pt solid #000000" fo:border-right="0.51pt solid #000000" fo:border-top="none" fo:border-bottom="none" style:shadow="none" style:join-border="false">
        <style:tab-stops>
          <style:tab-stop style:position="7.795cm" style:type="center"/>
          <style:tab-stop style:position="15.589cm" style:type="right"/>
        </style:tab-stops>
      </style:paragraph-properties>
    </style:style>
    <style:style style:name="MP5" style:family="paragraph" style:parent-style-name="Standard">
      <style:paragraph-properties fo:margin-left="0cm" fo:line-height="100%" fo:text-indent="-0.004cm" style:auto-text-indent="false" fo:padding-left="0.141cm" fo:padding-right="0.141cm" fo:padding-top="0cm" fo:padding-bottom="0.035cm" fo:border-left="0.51pt solid #000000" fo:border-right="0.51pt solid #000000" fo:border-top="none" fo:border-bottom="none" style:shadow="none" style:join-border="false">
        <style:tab-stops>
          <style:tab-stop style:position="7.795cm" style:type="center"/>
          <style:tab-stop style:position="15.589cm" style:type="right"/>
        </style:tab-stops>
      </style:paragraph-properties>
      <style:text-properties fo:color="#000000" loext:opacity="100%" style:font-name="Arial" style:font-name-asian="Arial1" style:font-name-complex="Arial1"/>
    </style:style>
    <style:style style:name="MP6" style:family="paragraph" style:parent-style-name="Standard">
      <style:paragraph-properties fo:margin-left="0cm" fo:line-height="100%" fo:text-indent="-0.004cm" style:auto-text-indent="false" fo:padding="0cm" fo:border="none" style:shadow="none" style:join-border="false">
        <style:tab-stops>
          <style:tab-stop style:position="7.795cm" style:type="center"/>
          <style:tab-stop style:position="15.589cm" style:type="right"/>
        </style:tab-stops>
      </style:paragraph-properties>
      <style:text-properties fo:color="#000000" loext:opacity="100%"/>
    </style:style>
    <style:style style:name="MT1" style:family="text">
      <style:text-properties fo:color="#000000" loext:opacity="100%" style:font-name="Arial" fo:font-size="10pt" style:font-name-asian="Arial1" style:font-size-asian="10pt" style:font-name-complex="Arial1" style:font-size-complex="10pt"/>
    </style:style>
    <style:style style:name="MT2" style:family="text">
      <style:text-properties fo:color="#000000" loext:opacity="100%" style:font-name="Arial" fo:font-size="10pt" fo:font-weight="bold" style:font-name-asian="Arial1" style:font-size-asian="10pt" style:font-weight-asian="bold" style:font-name-complex="Arial1" style:font-size-complex="10pt"/>
    </style:style>
    <style:style style:name="MT3" style:family="text">
      <style:text-properties fo:color="#000000" loext:opacity="100%" style:font-name="Arial" style:font-name-asian="Arial1" style:font-name-complex="Arial1"/>
    </style:style>
    <style:style style:name="MT4" style:family="text">
      <style:text-properties fo:color="#000000" loext:opacity="100%" style:font-name="Arial" fo:font-style="italic" fo:font-weight="bold" style:font-name-asian="Arial1" style:font-style-asian="italic" style:font-weight-asian="bold" style:font-name-complex="Arial1"/>
    </style:style>
    <style:style style:name="MT5" style:family="text">
      <style:text-properties fo:color="#000000" loext:opacity="100%"/>
    </style:style>
    <style:page-layout style:name="Mpm1">
      <style:page-layout-properties fo:page-width="21.001cm" fo:page-height="29.7cm" style:num-format="1" style:print-orientation="portrait" fo:margin-top="1.27cm" fo:margin-bottom="2.501cm" fo:margin-left="3cm" fo:margin-right="3cm" style:writing-mode="lr-tb" style:layout-grid-color="#c0c0c0" style:layout-grid-lines="24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1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h text:style-name="MP1" text:outline-level="1" loext:marker-style-name="MT1"><text:span text:style-name="MT2">ALGORITMICA Y PROGRAMACION II </text:span><text:span text:style-name="MT2"/></text:h>
        <text:h text:style-name="MP2" text:outline-level="1" loext:marker-style-name="MT3"/>
        <text:h text:style-name="MP3" text:outline-level="1" loext:marker-style-name="MT3"/>
        <text:h text:style-name="MP4" text:outline-level="1" loext:marker-style-name="MT3"><text:span text:style-name="MT4">LABORATORIO</text:span><text:span text:style-name="MT4"/></text:h>
        <text:h text:style-name="MP5" text:outline-level="1" loext:marker-style-name="MT3"/>
        <text:h text:style-name="MP6" text:outline-level="1" loext:marker-style-name="MT5"/>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Gustavo</meta:initial-creator>
    <meta:editing-cycles>9</meta:editing-cycles>
    <meta:creation-date>2025-05-19T13:47:00</meta:creation-date>
    <dc:date>2025-05-29T15:40:54.357161108</dc:date>
    <meta:editing-duration>PT2H16M46S</meta:editing-duration>
    <meta:generator>LibreOffice/25.2.3.2$Linux_X86_64 LibreOffice_project/520$Build-2</meta:generator>
    <meta:document-statistic meta:table-count="0" meta:image-count="0" meta:object-count="0" meta:page-count="2" meta:paragraph-count="47" meta:word-count="627" meta:character-count="3718" meta:non-whitespace-character-count="3152"/>
    <meta:user-defined meta:name="AppVersion">15.0000</meta:user-defined>
    <meta:template xlink:type="simple" xlink:actuate="onRequest" xlink:title="Normal.dotm" xlink:href=""/>
  </office:meta>
</office:document-meta>
</file>